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dc001" officeooo:paragraph-rsid="001dc001"/>
    </style:style>
    <style:style style:name="P2" style:family="paragraph" style:parent-style-name="Standard">
      <style:text-properties officeooo:rsid="002253f0" officeooo:paragraph-rsid="002253f0"/>
    </style:style>
    <style:style style:name="P3" style:family="paragraph" style:parent-style-name="Standard">
      <style:text-properties officeooo:rsid="00275fae" officeooo:paragraph-rsid="00275fae"/>
    </style:style>
    <style:style style:name="P4" style:family="paragraph" style:parent-style-name="Text_20_body">
      <style:text-properties officeooo:rsid="0025ce12" officeooo:paragraph-rsid="0025ce12"/>
    </style:style>
    <style:style style:name="P5" style:family="paragraph" style:parent-style-name="Standard" style:list-style-name="L1">
      <style:text-properties officeooo:rsid="002ba035" officeooo:paragraph-rsid="002ba035"/>
    </style:style>
    <style:style style:name="P6" style:family="paragraph" style:parent-style-name="Standard" style:list-style-name="L1">
      <style:text-properties officeooo:rsid="002d28ab" officeooo:paragraph-rsid="002d28ab"/>
    </style:style>
    <style:style style:name="P7" style:family="paragraph" style:parent-style-name="Standard">
      <style:text-properties officeooo:rsid="00309837" officeooo:paragraph-rsid="00309837"/>
    </style:style>
    <style:style style:name="P8" style:family="paragraph" style:parent-style-name="Standard">
      <style:text-properties officeooo:rsid="0031b5c0" officeooo:paragraph-rsid="0031b5c0"/>
    </style:style>
    <style:style style:name="P9" style:family="paragraph" style:parent-style-name="Standard">
      <style:text-properties officeooo:rsid="00348a34" officeooo:paragraph-rsid="00348a34"/>
    </style:style>
    <style:style style:name="P10" style:family="paragraph" style:parent-style-name="Standard">
      <style:text-properties officeooo:rsid="0036819b" officeooo:paragraph-rsid="0036819b"/>
    </style:style>
    <style:style style:name="P11" style:family="paragraph" style:parent-style-name="Text_20_body">
      <style:text-properties officeooo:rsid="002e367b" officeooo:paragraph-rsid="002e367b"/>
    </style:style>
    <style:style style:name="T1" style:family="text">
      <style:text-properties officeooo:rsid="0025ce12"/>
    </style:style>
    <style:style style:name="T2" style:family="text">
      <style:text-properties officeooo:rsid="0028f924"/>
    </style:style>
    <style:style style:name="T3" style:family="text">
      <style:text-properties officeooo:rsid="002a5d61"/>
    </style:style>
    <style:style style:name="T4" style:family="text">
      <style:text-properties officeooo:rsid="002d28ab"/>
    </style:style>
    <style:style style:name="T5" style:family="text">
      <style:text-properties officeooo:rsid="003317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Usability <text:span text:style-name="T2">T</text:span>est <text:span text:style-name="T2">P</text:span>lan</text:h>
      <text:p text:style-name="P11">These are the tests that we had the testers perform on the app.</text:p>
      <text:list xml:id="list3022178522764379163" text:style-name="L1">
        <text:list-item>
          <text:p text:style-name="P5">Navigate from the main menu and start a new workout. Add at least one climb. <text:span text:style-name="T4">End the workout.</text:span></text:p>
        </text:list-item>
        <text:list-item>
          <text:p text:style-name="P6">View information about the climbs on that last workout.</text:p>
        </text:list-item>
        <text:list-item>
          <text:p text:style-name="P6">View information about climbs on previous workouts.</text:p>
        </text:list-item>
        <text:list-item>
          <text:p text:style-name="P6">Edit account information.</text:p>
        </text:list-item>
      </text:list>
      <text:h text:style-name="Heading_20_3" text:outline-level="3">Test <text:span text:style-name="T2">O</text:span>bservations</text:h>
      <text:p text:style-name="P9">They seemed to find the menu easily and the menu options were simple. They seemed to have trouble with the workout information pages. </text:p>
      <text:p text:style-name="P9"/>
      <text:h text:style-name="Heading_20_3" text:outline-level="3">Test <text:span text:style-name="T2">C</text:span>onclusions</text:h>
      <text:p text:style-name="P10">We think that we can simplify the workout information pages, perhaps by putting the information from past workouts into a table instead of on their own pages. We think that the color scheme is bad and it should be changed from the orange that it currently is (at time of testing).</text:p>
      <text:h text:style-name="Heading_20_3" text:outline-level="3">Platform details.</text:h>
      <text:p text:style-name="P3">This app is based on html and javascript so it should run on most web connected platforms like web browsers, but we are specifically building it to work in a mobile phone browser environment. <text:span text:style-name="T3">We have tested to make sure that it works in Firefox, Chrome, and Brave Opra browser. </text:span></text:p>
      <text:p text:style-name="P2"/>
      <text:h text:style-name="Heading_20_3" text:outline-level="3">Instructions</text:h>
      <text:p text:style-name="P7">Our prototype can be accessed at 446.code20.org</text:p>
      <text:p text:style-name="P7"/>
      <text:p text:style-name="P8">It’s also at https://github.com/stephenstengel/446-lab6</text:p>
      <text:h text:style-name="Heading_20_3" text:outline-level="3">Shallow <text:span text:style-name="T1">P</text:span>arts</text:h>
      <text:p text:style-name="P4">Our app so far does not have a database or a login screen. Also functions like the calorie counter are not implemented. <text:span text:style-name="T5">The timer is not implemented. Nice looking graphics are not on every page y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c001" officeooo:paragraph-rsid="001dc00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 446 - Lab 6<text:tab/><text:tab/>Burhan Ul Haq | Theo Mordaunt | Stephen Steng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9:43:23.135345655</meta:creation-date>
    <dc:date>2019-05-08T15:27:15.149113405</dc:date>
    <meta:editing-duration>PT42M46S</meta:editing-duration>
    <meta:editing-cycles>18</meta:editing-cycles>
    <meta:generator>LibreOffice/5.1.6.2$Linux_X86_64 LibreOffice_project/10m0$Build-2</meta:generator>
    <meta:document-statistic meta:table-count="0" meta:image-count="0" meta:object-count="0" meta:page-count="1" meta:paragraph-count="18" meta:word-count="251" meta:character-count="1440" meta:non-whitespace-character-count="1208"/>
  </office:meta>
</office:document-meta>
</file>